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-3.587129354" calcext:value-type="float">
            <text:p>-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3687439" calcext:value-type="float">
            <text:p>30,93687439</text:p>
          </table:table-cell>
          <table:table-cell office:value-type="float" office:value="1.216345785E-026" calcext:value-type="float">
            <text:p>1,22E-026</text:p>
          </table:table-cell>
          <table:table-cell office:value-type="float" office:value="3.593123436" calcext:value-type="float">
            <text:p>3,593123436</text:p>
          </table:table-cell>
          <table:table-cell table:style-name="ce2" table:formula="of:=ABS(SUM([.E2:.E3])/[.E2])" office:value-type="float" office:value="0.00167099689151604" calcext:value-type="float">
            <text:p>0,00167099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589" calcext:value-type="float">
            <text:p>32589</text:p>
          </table:table-cell>
          <table:table-cell office:value-type="float" office:value="34.89326859" calcext:value-type="float">
            <text:p>34,89326859</text:p>
          </table:table-cell>
          <table:table-cell office:value-type="float" office:value="3.102464964E-020" calcext:value-type="float">
            <text:p>3,10E-020</text:p>
          </table:table-cell>
          <table:table-cell office:value-type="float" office:value="-2.639762163" calcext:value-type="float">
            <text:p>-2,63976216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589" calcext:value-type="float">
            <text:p>32589</text:p>
          </table:table-cell>
          <table:table-cell office:value-type="float" office:value="43.5577507" calcext:value-type="float">
            <text:p>43,5577507</text:p>
          </table:table-cell>
          <table:table-cell office:value-type="float" office:value="3.381246157E-020" calcext:value-type="float">
            <text:p>3,38E-020</text:p>
          </table:table-cell>
          <table:table-cell office:value-type="float" office:value="2.644877434" calcext:value-type="float">
            <text:p>2,644877434</text:p>
          </table:table-cell>
          <table:table-cell table:formula="of:=ABS(SUM([.E4:.E5])/[.E4])" office:value-type="float" office:value="0.00193777722542506" calcext:value-type="float">
            <text:p>0,00193777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46" calcext:value-type="float">
            <text:p>32746</text:p>
          </table:table-cell>
          <table:table-cell office:value-type="float" office:value="44.24046326" calcext:value-type="float">
            <text:p>44,24046326</text:p>
          </table:table-cell>
          <table:table-cell office:value-type="float" office:value="3.783613126E-017" calcext:value-type="float">
            <text:p>3,78E-017</text:p>
          </table:table-cell>
          <table:table-cell office:value-type="float" office:value="-2.182087898" calcext:value-type="float">
            <text:p>-2,18208789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746" calcext:value-type="float">
            <text:p>32746</text:p>
          </table:table-cell>
          <table:table-cell office:value-type="float" office:value="51.87770462" calcext:value-type="float">
            <text:p>51,87770462</text:p>
          </table:table-cell>
          <table:table-cell office:value-type="float" office:value="4.424523915E-017" calcext:value-type="float">
            <text:p>4,42E-017</text:p>
          </table:table-cell>
          <table:table-cell office:value-type="float" office:value="2.182826519" calcext:value-type="float">
            <text:p>2,182826519</text:p>
          </table:table-cell>
          <table:table-cell table:style-name="ce3" table:formula="of:=ABS(SUM([.E6:.E7])/[.E6])" office:value-type="float" office:value="0.000338492780550674" calcext:value-type="float">
            <text:p>0,00033849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944" calcext:value-type="float">
            <text:p>32944</text:p>
          </table:table-cell>
          <table:table-cell office:value-type="float" office:value="51.97344589" calcext:value-type="float">
            <text:p>51,97344589</text:p>
          </table:table-cell>
          <table:table-cell office:value-type="float" office:value="6.27180633E-015" calcext:value-type="float">
            <text:p>6,27E-015</text:p>
          </table:table-cell>
          <table:table-cell office:value-type="float" office:value="-1.88944304" calcext:value-type="float">
            <text:p>-1,8894430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944" calcext:value-type="float">
            <text:p>32944</text:p>
          </table:table-cell>
          <table:table-cell office:value-type="float" office:value="54.31264114" calcext:value-type="float">
            <text:p>54,31264114</text:p>
          </table:table-cell>
          <table:table-cell office:value-type="float" office:value="4.956569568E-015" calcext:value-type="float">
            <text:p>4,96E-015</text:p>
          </table:table-cell>
          <table:table-cell office:value-type="float" office:value="1.889706254" calcext:value-type="float">
            <text:p>1,889706254</text:p>
          </table:table-cell>
          <table:table-cell table:style-name="ce3" table:formula="of:=ABS(SUM([.E8:.E9])/[.E8])" office:value-type="float" office:value="0.000139307718956082" calcext:value-type="float">
            <text:p>0,00013930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032" calcext:value-type="float">
            <text:p>33032</text:p>
          </table:table-cell>
          <table:table-cell office:value-type="float" office:value="54.32425308" calcext:value-type="float">
            <text:p>54,32425308</text:p>
          </table:table-cell>
          <table:table-cell office:value-type="float" office:value="0.0000000000001648462454" calcext:value-type="float">
            <text:p>1,65E-013</text:p>
          </table:table-cell>
          <table:table-cell office:value-type="float" office:value="-1.682344675" calcext:value-type="float">
            <text:p>-1,6823446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032" calcext:value-type="float">
            <text:p>33032</text:p>
          </table:table-cell>
          <table:table-cell office:value-type="float" office:value="55.34938812" calcext:value-type="float">
            <text:p>55,34938812</text:p>
          </table:table-cell>
          <table:table-cell office:value-type="float" office:value="0.0000000000002623909391" calcext:value-type="float">
            <text:p>2,62E-013</text:p>
          </table:table-cell>
          <table:table-cell office:value-type="float" office:value="1.682385564" calcext:value-type="float">
            <text:p>1,682385564</text:p>
          </table:table-cell>
          <table:table-cell table:style-name="ce3" table:formula="of:=ABS(SUM([.E10:.E11])/[.E10])" office:value-type="float" office:value="0.0000243047697702609" calcext:value-type="float">
            <text:p>2,4304769770260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298" calcext:value-type="float">
            <text:p>33298</text:p>
          </table:table-cell>
          <table:table-cell office:value-type="float" office:value="55.22358704" calcext:value-type="float">
            <text:p>55,22358704</text:p>
          </table:table-cell>
          <table:table-cell office:value-type="float" office:value="0.0000000000008318717893" calcext:value-type="float">
            <text:p>8,32E-013</text:p>
          </table:table-cell>
          <table:table-cell office:value-type="float" office:value="-1.526025534" calcext:value-type="float">
            <text:p>-1,52602553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298" calcext:value-type="float">
            <text:p>33298</text:p>
          </table:table-cell>
          <table:table-cell office:value-type="float" office:value="55.21642303" calcext:value-type="float">
            <text:p>55,21642303</text:p>
          </table:table-cell>
          <table:table-cell office:value-type="float" office:value="0.0000000000003515951094" calcext:value-type="float">
            <text:p>3,52E-013</text:p>
          </table:table-cell>
          <table:table-cell office:value-type="float" office:value="1.526051402" calcext:value-type="float">
            <text:p>1,526051402</text:p>
          </table:table-cell>
          <table:table-cell table:formula="of:=ABS(SUM([.E12:.E13])/[.E12])" office:value-type="float" office:value="0.0000169512235697886" calcext:value-type="float">
            <text:p>1,6951223569788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409" calcext:value-type="float">
            <text:p>33409</text:p>
          </table:table-cell>
          <table:table-cell office:value-type="float" office:value="89.69873047" calcext:value-type="float">
            <text:p>89,69873047</text:p>
          </table:table-cell>
          <table:table-cell office:value-type="float" office:value="0.00000000004342859058" calcext:value-type="float">
            <text:p>4,34E-011</text:p>
          </table:table-cell>
          <table:table-cell office:value-type="float" office:value="-1.397747278" calcext:value-type="float">
            <text:p>-1,39774727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409" calcext:value-type="float">
            <text:p>33409</text:p>
          </table:table-cell>
          <table:table-cell office:value-type="float" office:value="101.9867401" calcext:value-type="float">
            <text:p>101,9867401</text:p>
          </table:table-cell>
          <table:table-cell office:value-type="float" office:value="0.00000000007502606869" calcext:value-type="float">
            <text:p>7,50E-011</text:p>
          </table:table-cell>
          <table:table-cell office:value-type="float" office:value="1.397954464" calcext:value-type="float">
            <text:p>1,397954464</text:p>
          </table:table-cell>
          <table:table-cell table:formula="of:=ABS(SUM([.E14:.E15])/[.E14])" office:value-type="float" office:value="0.000148228512593917" calcext:value-type="float">
            <text:p>0,00014822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30" calcext:value-type="float">
            <text:p>33530</text:p>
          </table:table-cell>
          <table:table-cell office:value-type="float" office:value="101.9702988" calcext:value-type="float">
            <text:p>101,9702988</text:p>
          </table:table-cell>
          <table:table-cell office:value-type="float" office:value="0.000000001148677709" calcext:value-type="float">
            <text:p>1,15E-009</text:p>
          </table:table-cell>
          <table:table-cell office:value-type="float" office:value="-1.291530371" calcext:value-type="float">
            <text:p>-1,29153037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530" calcext:value-type="float">
            <text:p>33530</text:p>
          </table:table-cell>
          <table:table-cell office:value-type="float" office:value="110.5060501" calcext:value-type="float">
            <text:p>110,5060501</text:p>
          </table:table-cell>
          <table:table-cell office:value-type="float" office:value="0.0000000008490419479" calcext:value-type="float">
            <text:p>8,49E-010</text:p>
          </table:table-cell>
          <table:table-cell office:value-type="float" office:value="1.291799784" calcext:value-type="float">
            <text:p>1,291799784</text:p>
          </table:table-cell>
          <table:table-cell table:formula="of:=ABS(SUM([.E16:.E17])/[.E16])" office:value-type="float" office:value="0.000208599817742924" calcext:value-type="float">
            <text:p>0,00020859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676" calcext:value-type="float">
            <text:p>33676</text:p>
          </table:table-cell>
          <table:table-cell office:value-type="float" office:value="110.325058" calcext:value-type="float">
            <text:p>110,325058</text:p>
          </table:table-cell>
          <table:table-cell office:value-type="float" office:value="0.000000005835039119" calcext:value-type="float">
            <text:p>5,84E-009</text:p>
          </table:table-cell>
          <table:table-cell office:value-type="float" office:value="-1.201990724" calcext:value-type="float">
            <text:p>-1,20199072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676" calcext:value-type="float">
            <text:p>33676</text:p>
          </table:table-cell>
          <table:table-cell office:value-type="float" office:value="111.7954483" calcext:value-type="float">
            <text:p>111,7954483</text:p>
          </table:table-cell>
          <table:table-cell office:value-type="float" office:value="0.000000007114473011" calcext:value-type="float">
            <text:p>7,11E-009</text:p>
          </table:table-cell>
          <table:table-cell office:value-type="float" office:value="1.202346444" calcext:value-type="float">
            <text:p>1,202346444</text:p>
          </table:table-cell>
          <table:table-cell table:style-name="ce3" table:formula="of:=ABS(SUM([.E18:.E19])/[.E18])" office:value-type="float" office:value="0.000295942383661813" calcext:value-type="float">
            <text:p>0,00029594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808" calcext:value-type="float">
            <text:p>33808</text:p>
          </table:table-cell>
          <table:table-cell office:value-type="float" office:value="111.7793045" calcext:value-type="float">
            <text:p>111,7793045</text:p>
          </table:table-cell>
          <table:table-cell office:value-type="float" office:value="0.00000002499441543" calcext:value-type="float">
            <text:p>2,50E-008</text:p>
          </table:table-cell>
          <table:table-cell office:value-type="float" office:value="-1.126460791" calcext:value-type="float">
            <text:p>-1,12646079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808" calcext:value-type="float">
            <text:p>33808</text:p>
          </table:table-cell>
          <table:table-cell office:value-type="float" office:value="111.5266342" calcext:value-type="float">
            <text:p>111,5266342</text:p>
          </table:table-cell>
          <table:table-cell office:value-type="float" office:value="0.00000002074400385" calcext:value-type="float">
            <text:p>2,07E-008</text:p>
          </table:table-cell>
          <table:table-cell office:value-type="float" office:value="1.126976728" calcext:value-type="float">
            <text:p>1,126976728</text:p>
          </table:table-cell>
          <table:table-cell table:style-name="ce3" table:formula="of:=ABS(SUM([.E20:.E21])/[.E20])" office:value-type="float" office:value="0.000458015941719606" calcext:value-type="float">
            <text:p>0,000458015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908" calcext:value-type="float">
            <text:p>33908</text:p>
          </table:table-cell>
          <table:table-cell office:value-type="float" office:value="111.516983" calcext:value-type="float">
            <text:p>111,516983</text:p>
          </table:table-cell>
          <table:table-cell office:value-type="float" office:value="0.000000008673411322" calcext:value-type="float">
            <text:p>8,67E-009</text:p>
          </table:table-cell>
          <table:table-cell office:value-type="float" office:value="1.059216619" calcext:value-type="float">
            <text:p>1,05921661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23861726550617" calcext:value-type="float">
            <text:p>0,0005238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48:34.4917166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49:06.768954836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